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One of the critical issues with DarkSpace at the moment is the lack of motivation for capturing planets, or for owning a particular system or star cluster.</text:p>
      <text:p text:style-name="Preformatted_20_Text"/>
      <text:p text:style-name="Preformatted_20_Text">We have a proposal that may help to address this, and has been inspired in part by the current enhancement system.</text:p>
      <text:p text:style-name="Preformatted_20_Text"/>
      <text:p text:style-name="Preformatted_20_Text">There is currently little reward or incentive to capture a planet. There is a small prestige gain for those directly involved, and the ability to use it as a depot and modification point, but not much beyond that.</text:p>
      <text:p text:style-name="Preformatted_20_Text"/>
      <text:p text:style-name="Preformatted_20_Text">Our proposal is to give a series of bonuses for planetary control and planetary capture. These are:</text:p>
      <text:p text:style-name="Preformatted_20_Text"/>
      <text:p text:style-name="Preformatted_20_Text">Cluster-wide (server).</text:p>
      <text:p text:style-name="Preformatted_20_Text">Planetary area of effect.</text:p>
      <text:p text:style-name="Preformatted_20_Text">Personal.</text:p>
      <text:p text:style-name="Preformatted_20_Text"/>
      <text:p text:style-name="Preformatted_20_Text">First there would be a cluster-wide bonus. This would relate to the amount of control your faction has in that cluster. It could either be based on the number of systems controlled, or the number of planets, and would primarily be intended as a bonus for the defending faction. Perhaps, if based on systems, there could be a 5% bonus to all prestige gain for each system your faction controls in that cluster. These effects would stack and hopefully give motivation for players to completely dominate a cluster.</text:p>
      <text:p text:style-name="Preformatted_20_Text"/>
      <text:p text:style-name="Preformatted_20_Text">The second bonus type would be a a native effect of controlling a planet. All allies in a 2k gu radius of an owned planet would get a 5% boost to prestige gain, promoting defence of that area. This would stack with the cluster wide and personal bonuses but not with other bonuses of the same type.</text:p>
      <text:p text:style-name="Preformatted_20_Text"/>
      <text:p text:style-name="Preformatted_20_Text">The third type would be a temporary set of buffs or bonuses that get applied to any allies within 2k gu of a planet when it flips to their factions control, and would give a real incentive to actively going out and capturing planets. Initially it could be a simple 5% personal bonus to prestige gain, which could stack up to a 25% maximum for this bonus type. Again, this would stack with the other types, but would primarily be targeted at players who are attempting to assault an enemy system or cluster. Eventually they would get enough control to start getting the static control bonuses as well, putting an emphasis on aggressive game play. This buff would last until the player logs out, and each player death would lose a portion of their personal buff, maybe a 5%-10% chunk.</text:p>
      <text:p text:style-name="Preformatted_20_Text"/>
      <text:p text:style-name="Preformatted_20_Text">Due credit to GuildWars for influencing the above section.</text:p>
      <text:p text:style-name="Preformatted_20_Text"/>
      <text:p text:style-name="Preformatted_20_Text">The total possible bonus would be around +55% - +60%, but only if your faction controls all of the systems in a cluster, and if the individual players have managed to cap their personal bonus AND are fighting near an owned pla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2-25T18:50:05.92</dc:date>
    <dc:creator>Robert Kelford</dc:creator>
    <meta:generator>OpenOffice.org/3.0$Win32 OpenOffice.org_project/300m15$Build-9379</meta:generator>
    <meta:editing-duration>PT00H37M21S</meta:editing-duration>
    <meta:editing-cycles>4</meta:editing-cycles>
    <meta:document-statistic meta:table-count="0" meta:image-count="0" meta:object-count="0" meta:page-count="1" meta:paragraph-count="12" meta:word-count="446" meta:character-count="2515"/>
    <meta:user-defined meta:name="Info 1"/>
    <meta:user-defined meta:name="Info 2"/>
    <meta:user-defined meta:name="Info 3"/>
    <meta:user-defined meta:name="Info 4"/>
  </office:meta>
</office:document-meta>
</file>